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01655095323601</text:p>
          </table:table-cell>
          <table:table-cell office:value-type="string" calcext:value-type="string">
            <text:p>2025-01-24 17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9268" calcext:value-type="float">
            <text:p>116.6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655095323601</text:p>
          </table:table-cell>
          <table:table-cell office:value-type="string" calcext:value-type="string">
            <text:p>2024-02-06 15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55176" calcext:value-type="float">
            <text:p>110.75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655095323601</text:p>
          </table:table-cell>
          <table:table-cell office:value-type="string" calcext:value-type="string">
            <text:p>2023-01-19 1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78392" calcext:value-type="float">
            <text:p>110.57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655095323601</text:p>
          </table:table-cell>
          <table:table-cell office:value-type="string" calcext:value-type="string">
            <text:p>2022-02-18 18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03072" calcext:value-type="float">
            <text:p>102.30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655095323601</text:p>
          </table:table-cell>
          <table:table-cell office:value-type="string" calcext:value-type="string">
            <text:p>2021-01-06 14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88088" calcext:value-type="float">
            <text:p>101.28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655095323601</text:p>
          </table:table-cell>
          <table:table-cell office:value-type="string" calcext:value-type="string">
            <text:p>2020-02-21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50272" calcext:value-type="float">
            <text:p>98.95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6" meta:object-count="0"/>
    <meta:user-defined meta:name="AppVersion">3.0</meta:user-defined>
  </office:meta>
</office:document-meta>
</file>